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ckgroundSession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Session.getMaxInactiv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Session.get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Session.getLastAcces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Session.getSession( boolean cre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ckgroundSession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Session.invalidat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Session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Session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Session.setMaxInactiveInterval(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ckgroundSession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Session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ckgroundSession.Background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